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top="0in" fo:margin-bottom="0.0181in" style:contextual-spacing="false" fo:line-height="100%"/>
      <style:text-properties fo:color="#000000" loext:opacity="100%" officeooo:paragraph-rsid="00bd2176"/>
    </style:style>
    <style:style style:name="P2" style:family="paragraph" style:parent-style-name="Heading_20_4">
      <style:paragraph-properties fo:margin-top="0in" fo:margin-bottom="0.0181in" style:contextual-spacing="false" fo:line-height="100%"/>
      <style:text-properties fo:color="#000000" loext:opacity="100%" officeooo:paragraph-rsid="00bd2176"/>
    </style:style>
    <style:style style:name="P3" style:family="paragraph" style:parent-style-name="Text_20_body">
      <style:paragraph-properties fo:margin-top="0in" fo:margin-bottom="0.0181in" style:contextual-spacing="false" fo:line-height="100%"/>
      <style:text-properties fo:color="#000000" loext:opacity="100%" officeooo:paragraph-rsid="00bd2176"/>
    </style:style>
    <style:style style:name="P4" style:family="paragraph" style:parent-style-name="Text_20_body">
      <style:text-properties fo:color="#000000" loext:opacity="100%" fo:font-weight="normal" fo:background-color="transparent" style:font-weight-asian="normal" style:font-weight-complex="normal"/>
    </style:style>
    <style:style style:name="P5" style:family="paragraph" style:parent-style-name="Text_20_body">
      <style:text-properties fo:color="#000000" loext:opacity="100%" fo:font-weight="normal" officeooo:paragraph-rsid="00dc878c" fo:background-color="transparent" style:font-weight-asian="normal" style:font-weight-complex="normal"/>
    </style:style>
    <style:style style:name="P6" style:family="paragraph" style:parent-style-name="Text_20_body">
      <style:paragraph-properties fo:break-before="page"/>
      <style:text-properties fo:color="#000000" loext:opacity="100%" fo:font-weight="normal" officeooo:paragraph-rsid="00bd2176" fo:background-color="transparent" style:font-weight-asian="normal" style:font-weight-complex="normal"/>
    </style:style>
    <style:style style:name="P7" style:family="paragraph" style:parent-style-name="Preformatted_20_Text">
      <style:paragraph-properties fo:margin-top="0in" fo:margin-bottom="0.1965in" style:contextual-spacing="false"/>
    </style:style>
    <style:style style:name="P8" style:family="paragraph" style:parent-style-name="Preformatted_20_Text">
      <style:paragraph-properties fo:margin-top="0in" fo:margin-bottom="0.0181in" style:contextual-spacing="false" fo:line-height="100%"/>
      <style:text-properties officeooo:paragraph-rsid="00bd2176"/>
    </style:style>
    <style:style style:name="P9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10" style:family="paragraph" style:parent-style-name="Text_20_body">
      <style:text-properties fo:color="#000000" loext:opacity="100%" fo:font-weight="normal" officeooo:paragraph-rsid="00e60f1e" fo:background-color="transparent" style:font-weight-asian="normal" style:font-weight-complex="normal"/>
    </style:style>
    <style:style style:name="P11" style:family="paragraph" style:parent-style-name="Text_20_body">
      <style:paragraph-properties fo:break-before="page"/>
      <style:text-properties fo:color="#000000" loext:opacity="100%" fo:font-weight="normal" officeooo:paragraph-rsid="00e60f1e" fo:background-color="transparent" style:font-weight-asian="normal" style:font-weight-complex="normal"/>
    </style:style>
    <style:style style:name="P12" style:family="paragraph" style:parent-style-name="Text_20_body">
      <style:text-properties fo:color="#000000" loext:opacity="100%" fo:font-weight="normal" officeooo:paragraph-rsid="00eb91dd" fo:background-color="transparent" style:font-weight-asian="normal" style:font-weight-complex="normal"/>
    </style:style>
    <style:style style:name="P13" style:family="paragraph" style:parent-style-name="Text_20_body">
      <style:paragraph-properties fo:break-before="page"/>
      <style:text-properties fo:color="#000000" loext:opacity="100%" fo:font-weight="normal" officeooo:paragraph-rsid="00eb91dd" fo:background-color="transparent" style:font-weight-asian="normal" style:font-weight-complex="normal"/>
    </style:style>
    <style:style style:name="P14" style:family="paragraph" style:parent-style-name="Text_20_body">
      <style:text-properties fo:color="#000000" loext:opacity="100%" fo:font-weight="normal" fo:background-color="transparent" style:font-weight-asian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color="#000000" loext:opacity="100%" fo:font-weight="normal" fo:background-color="transparent" style:font-weight-asian="normal" style:font-weight-complex="normal"/>
    </style:style>
    <style:style style:name="P16" style:family="paragraph" style:parent-style-name="Text_20_body">
      <style:text-properties fo:color="#000000" loext:opacity="100%" fo:font-weight="normal" officeooo:paragraph-rsid="00bd2176" fo:background-color="transparent" style:font-weight-asian="normal" style:font-weight-complex="normal"/>
    </style:style>
    <style:style style:name="T1" style:family="text">
      <style:text-properties fo:font-variant="normal" fo:text-transform="none" fo:color="#111111" loext:opacity="100%" fo:font-size="11.25pt" fo:letter-spacing="normal" fo:font-style="normal" fo:font-weight="bold" officeooo:rsid="00b4b418" style:font-weight-asian="bold" style:font-weight-complex="bold" loext:padding="0in" loext:border="none"/>
    </style:style>
    <style:style style:name="T2" style:family="text">
      <style:text-properties fo:font-variant="normal" fo:text-transform="none" fo:color="#111111" loext:opacity="100%" fo:font-size="11.25pt" fo:letter-spacing="normal" fo:font-style="normal" officeooo:rsid="00b4b418" loext:padding="0in" loext:border="none"/>
    </style:style>
    <style:style style:name="T3" style:family="text">
      <style:text-properties fo:font-variant="normal" fo:text-transform="none" fo:color="#00a933" loext:opacity="100%" fo:font-size="11.25pt" fo:letter-spacing="normal" fo:font-style="normal" fo:font-weight="bold" officeooo:rsid="00b4b418" style:font-weight-asian="bold" style:font-weight-complex="bold" loext:padding="0in" loext:border="none"/>
    </style:style>
    <style:style style:name="T4" style:family="text">
      <style:text-properties fo:font-variant="normal" fo:text-transform="none" fo:color="#00a933" loext:opacity="100%" fo:font-size="11.25pt" fo:letter-spacing="normal" fo:font-style="normal" officeooo:rsid="00b4b418" loext:padding="0in" loext:border="none"/>
    </style:style>
    <style:style style:name="T5" style:family="text">
      <style:text-properties fo:font-variant="normal" fo:text-transform="none" fo:color="#00a933" loext:opacity="100%" fo:font-size="11.25pt" fo:letter-spacing="normal" fo:font-style="normal" officeooo:rsid="00bd1bbc" loext:padding="0in" loext:border="none"/>
    </style:style>
    <style:style style:name="T6" style:family="text">
      <style:text-properties fo:font-variant="normal" fo:text-transform="none" fo:color="#00a933" loext:opacity="100%" fo:font-size="11.25pt" fo:letter-spacing="normal" fo:font-style="normal" fo:font-weight="normal" officeooo:rsid="00b4b418" style:font-weight-asian="normal" style:font-weight-complex="normal" loext:padding="0in" loext:border="none"/>
    </style:style>
    <style:style style:name="T7" style:family="text">
      <style:text-properties fo:font-variant="normal" fo:text-transform="none" fo:color="#00a933" loext:opacity="100%" fo:font-size="11.25pt" fo:letter-spacing="normal" fo:font-style="normal" officeooo:rsid="00e62390" loext:padding="0in" loext:border="none"/>
    </style:style>
    <style:style style:name="T8" style:family="text">
      <style:text-properties fo:font-variant="normal" fo:text-transform="none" fo:color="#00a933" loext:opacity="100%" fo:font-size="11.25pt" fo:letter-spacing="normal" fo:font-style="normal" officeooo:rsid="00e7c6d2" loext:padding="0in" loext:border="none"/>
    </style:style>
    <style:style style:name="T9" style:family="text">
      <style:text-properties fo:font-variant="normal" fo:text-transform="none" fo:color="#00a933" loext:opacity="100%" fo:font-size="11.25pt" fo:letter-spacing="normal" fo:language="ru" fo:country="RU" fo:font-style="normal" fo:font-weight="normal" officeooo:rsid="00b4b418" style:font-weight-asian="normal" style:font-weight-complex="normal" loext:padding="0in" loext:border="none"/>
    </style:style>
    <style:style style:name="T10" style:family="text">
      <style:text-properties fo:font-variant="normal" fo:text-transform="none" fo:font-size="11.25pt" fo:letter-spacing="normal" fo:font-style="normal" fo:font-weight="bold" officeooo:rsid="00b4b418" style:font-weight-asian="bold" style:font-weight-complex="bold" loext:padding="0in" loext:border="none"/>
    </style:style>
    <style:style style:name="T11" style:family="text">
      <style:text-properties fo:font-variant="normal" fo:text-transform="none" fo:font-size="11.25pt" fo:letter-spacing="normal" fo:font-style="normal" fo:font-weight="bold" officeooo:rsid="00bd2176" style:font-weight-asian="bold" style:font-weight-complex="bold" loext:padding="0in" loext:border="none"/>
    </style:style>
    <style:style style:name="T12" style:family="text">
      <style:text-properties fo:font-variant="normal" fo:text-transform="none" fo:font-size="11.25pt" fo:letter-spacing="normal" fo:font-style="normal" fo:font-weight="bold" officeooo:rsid="00e60f1e" fo:background-color="#f6f9d4" loext:char-shading-value="0" style:font-weight-asian="bold" style:font-weight-complex="bold" loext:padding="0in" loext:border="none"/>
    </style:style>
    <style:style style:name="T13" style:family="text">
      <style:text-properties fo:font-variant="normal" fo:text-transform="none" fo:font-size="11.25pt" fo:letter-spacing="normal" fo:font-style="normal" fo:font-weight="bold" officeooo:rsid="00eb91dd" fo:background-color="#f6f9d4" loext:char-shading-value="0" style:font-weight-asian="bold" style:font-weight-complex="bold" loext:padding="0in" loext:border="none"/>
    </style:style>
    <style:style style:name="T14" style:family="text">
      <style:text-properties fo:font-variant="normal" fo:text-transform="none" fo:font-size="11.25pt" fo:letter-spacing="normal" fo:font-style="normal" officeooo:rsid="00b4b418" loext:padding="0in" loext:border="none"/>
    </style:style>
    <style:style style:name="T15" style:family="text">
      <style:text-properties fo:font-variant="normal" fo:text-transform="none" fo:font-size="11.25pt" fo:letter-spacing="normal" fo:font-style="normal" officeooo:rsid="00dc878c" loext:padding="0in" loext:border="none"/>
    </style:style>
    <style:style style:name="T16" style:family="text">
      <style:text-properties fo:font-variant="normal" fo:text-transform="none" fo:font-size="11.25pt" fo:letter-spacing="normal" fo:font-style="normal" officeooo:rsid="00f377f1" loext:padding="0in" loext:border="none"/>
    </style:style>
    <style:style style:name="T17" style:family="text">
      <style:text-properties fo:font-variant="normal" fo:text-transform="none" fo:font-size="11.25pt" fo:letter-spacing="normal" fo:font-style="normal" officeooo:rsid="00f4c59f" loext:padding="0in" loext:border="none"/>
    </style:style>
    <style:style style:name="T18" style:family="text">
      <style:text-properties fo:font-variant="normal" fo:text-transform="none" fo:font-size="11.25pt" fo:letter-spacing="normal" fo:font-style="normal" officeooo:rsid="00bd2176" loext:padding="0in" loext:border="none"/>
    </style:style>
    <style:style style:name="T19" style:family="text">
      <style:text-properties fo:font-variant="normal" fo:text-transform="none" fo:font-size="11.25pt" fo:letter-spacing="normal" fo:font-style="normal" officeooo:rsid="00fdb8d7" loext:padding="0in" loext:border="none"/>
    </style:style>
    <style:style style:name="T20" style:family="text">
      <style:text-properties fo:font-variant="normal" fo:text-transform="none" fo:color="#ff0000" loext:opacity="100%" fo:font-size="11.25pt" fo:letter-spacing="normal" fo:font-style="normal" fo:font-weight="bold" officeooo:rsid="00bd2176" style:font-weight-asian="bold" style:font-weight-complex="bold" loext:padding="0in" loext:border="none"/>
    </style:style>
    <style:style style:name="T21" style:family="text">
      <style:text-properties fo:font-variant="normal" fo:text-transform="none" fo:color="#000000" loext:opacity="100%" fo:font-size="11.25pt" fo:letter-spacing="normal" fo:font-style="normal" fo:font-weight="normal" officeooo:rsid="00b4b418" fo:background-color="transparent" loext:char-shading-value="0" style:font-weight-asian="normal" style:font-weight-complex="normal" loext:padding="0in" loext:border="none"/>
    </style:style>
    <style:style style:name="T22" style:family="text">
      <style:text-properties fo:font-variant="normal" fo:text-transform="none" fo:color="#434343" loext:opacity="100%" style:font-name="Open Sans" fo:font-size="12pt" fo:letter-spacing="normal" fo:font-style="normal" fo:font-weight="normal"/>
    </style:style>
    <style:style style:name="T23" style:family="text">
      <style:text-properties fo:font-variant="normal" fo:text-transform="none" fo:color="#434343" loext:opacity="100%" style:font-name="Open Sans" fo:font-size="12pt" fo:letter-spacing="normal" fo:font-style="normal" fo:font-weight="bold"/>
    </style:style>
    <style:style style:name="T24" style:family="text">
      <style:text-properties fo:font-variant="normal" fo:text-transform="none" fo:color="#434343" loext:opacity="100%" style:font-name="Open Sans" fo:font-size="12pt" fo:letter-spacing="normal" fo:font-style="normal" officeooo:rsid="00b4b418" style:font-weight-asian="bold" style:font-weight-complex="bold" loext:padding="0in" loext:border="none"/>
    </style:style>
    <style:style style:name="T25" style:family="text">
      <style:text-properties fo:font-variant="normal" fo:text-transform="none" style:font-name="Open Sans" fo:font-size="12pt" fo:letter-spacing="normal" fo:font-style="normal" fo:font-weight="bold" officeooo:rsid="00b4b418" style:font-weight-asian="bold" style:font-weight-complex="bold" loext:padding="0in" loext:border="none"/>
    </style:style>
    <style:style style:name="T26" style:family="text">
      <style:text-properties fo:color="#00a933" loext:opacity="100%" style:font-name="Liberation Sans" fo:font-size="12pt" officeooo:rsid="00cdec97" style:font-size-asian="12pt" style:font-size-complex="12pt"/>
    </style:style>
    <style:style style:name="T27" style:family="text">
      <style:text-properties fo:color="#000000" loext:opacity="100%" style:font-name="Liberation Sans" fo:font-size="12pt" style:font-size-asian="12pt" style:font-size-complex="12pt"/>
    </style:style>
    <style:style style:name="T28" style:family="text">
      <style:text-properties style:font-name="Liberation Sans" fo:font-size="12pt" style:font-size-asian="12pt" style:font-size-complex="12pt"/>
    </style:style>
    <text:list-style style:name="L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Ссылки"/><text:a xlink:type="simple" xlink:href="https://www.toradex.com/blog/embedded-linux-boot-time-optimization" text:style-name="Internet_20_link" text:visited-style-name="Visited_20_Internet_20_Link"><text:span text:style-name="Source_20_Text">https://www.toradex.com/blog/embedded-linux-boot-time-optimization</text:span></text:a><text:span text:style-name="Source_20_Text"><text:span text:style-name="T2"> </text:span></text:span><text:span text:style-name="Source_20_Text"><text:span text:style-name="T4">Embedded Linux Boot Time Optimization</text:span></text:span></text:p>
      <text:p text:style-name="P4"><text:a xlink:type="simple" xlink:href="https://bootlin.com/doc/training/boot-time/boot-time-slides.pdf" text:style-name="Internet_20_link" text:visited-style-name="Visited_20_Internet_20_Link"><text:span text:style-name="Source_20_Text">https://bootlin.com/doc/training/boot-time/boot-time-slides.pdf</text:span></text:a><text:span text:style-name="Source_20_Text"><text:span text:style-name="T2"> </text:span></text:span><text:span text:style-name="Source_20_Text"><text:span text:style-name="T4">Embedded Linux boot time optimization training</text:span></text:span></text:p>
      <text:p text:style-name="P4"><text:a xlink:type="simple" xlink:href="https://habr.com/ru/articles/769988/" text:style-name="Internet_20_link" text:visited-style-name="Visited_20_Internet_20_Link"><text:span text:style-name="Source_20_Text">https://habr.com/ru/articles/769988/</text:span></text:a><text:span text:style-name="Source_20_Text"><text:span text:style-name="T1"> </text:span></text:span><text:span text:style-name="Source_20_Text"><text:span text:style-name="T2"><text:s/></text:span></text:span><text:span text:style-name="Source_20_Text"><text:span text:style-name="T4">Автосборка Fsbl, U-Boot, linux kernel и установка debian для arm64</text:span></text:span></text:p>
      <text:p text:style-name="P4"><text:a xlink:type="simple" xlink:href="https://habr.com/ru/articles/551972/" text:style-name="Internet_20_link" text:visited-style-name="Visited_20_Internet_20_Link"><text:span text:style-name="Source_20_Text">https://habr.com/ru/articles/551972/</text:span></text:a><text:span text:style-name="Source_20_Text"><text:span text:style-name="T2"> <text:s/></text:span></text:span><text:span text:style-name="Source_20_Text"><text:span text:style-name="T4">Embedded Linux в двух словах. Первое</text:span></text:span></text:p>
      <text:p text:style-name="P4"><text:a xlink:type="simple" xlink:href="https://habr.com/ru/articles/552216/" text:style-name="Internet_20_link" text:visited-style-name="Visited_20_Internet_20_Link"><text:span text:style-name="Source_20_Text">https://habr.com/ru/articles/552216/</text:span></text:a><text:span text:style-name="Source_20_Text"><text:span text:style-name="T2"> <text:s/></text:span></text:span><text:span text:style-name="Source_20_Text"><text:span text:style-name="T4">Embedded Linux в двух словах. Второе </text:span></text:span><text:span text:style-name="Source_20_Text"><text:span text:style-name="T5">(в конце полезные ссылки)</text:span></text:span></text:p>
      <text:p text:style-name="P4"><text:a xlink:type="simple" xlink:href="https://www.kernel.org/doc/html/latest/process/changes.html" text:style-name="Internet_20_link" text:visited-style-name="Visited_20_Internet_20_Link"><text:span text:style-name="Source_20_Text"><text:span text:style-name="T2">https://www.kernel.org/doc/html/latest/process/changes.html</text:span></text:span></text:a><text:span text:style-name="Source_20_Text"><text:span text:style-name="T1"> <text:s/></text:span></text:span><text:span text:style-name="Source_20_Text"><text:span text:style-name="T4">Minimal requirements to compile the Kernel</text:span></text:span></text:p>
      <text:p text:style-name="P4"><text:a xlink:type="simple" xlink:href="https://www.linuxfromscratch.org/" text:style-name="Internet_20_link" text:visited-style-name="Visited_20_Internet_20_Link"><text:span text:style-name="Source_20_Text"><text:span text:style-name="T14">https://www.linuxfromscratch.org</text:span></text:span></text:a><text:span text:style-name="Source_20_Text"><text:span text:style-name="T3"> </text:span></text:span><text:span text:style-name="Source_20_Text"><text:span text:style-name="T4">Welcome to Linux From Scratch!</text:span></text:span></text:p>
      <text:p text:style-name="P4"><text:a xlink:type="simple" xlink:href="https://busybox.net/about.html" text:style-name="Internet_20_link" text:visited-style-name="Visited_20_Internet_20_Link"><text:span text:style-name="Source_20_Text"><text:span text:style-name="T14">https://busybox.net/about.html</text:span></text:span></text:a><text:span text:style-name="Source_20_Text"><text:span text:style-name="T10"> <text:s/></text:span></text:span><text:span text:style-name="Source_20_Text"><text:span text:style-name="T4">BusyBox: The Swiss Army Knife of Embedded Linux</text:span></text:span></text:p>
      <text:p text:style-name="P4"><text:span text:style-name="Source_20_Text"><text:span text:style-name="T3"/></text:span></text:p>
      <text:p text:style-name="P4"><text:a xlink:type="simple" xlink:href="https://losst.pro/moduli-yadra-linux" text:style-name="Internet_20_link" text:visited-style-name="Visited_20_Internet_20_Link"><text:span text:style-name="Source_20_Text"><text:span text:style-name="T10">https://losst.pro/moduli-yadra-linux</text:span></text:span></text:a><text:span text:style-name="Source_20_Text"><text:span text:style-name="T10"> </text:span></text:span><text:span text:style-name="Source_20_Text"><text:span text:style-name="T3">Модули ядра Linux</text:span></text:span></text:p>
      <text:p text:style-name="P4"><text:span text:style-name="Source_20_Text"><text:span text:style-name="T14">Находятся все модули в папке /lib/modules/. Учитывая, что модули рассчитаны только для определенной версии ядра, то в этой папке создается отдельная подпапка, для каждой установленной в системе версии ядра. В этой папке находятся сами модули и дополнительные конфигурационные файлы, модули отсортированы по категориям, в зависимости от назначения например:</text:span></text:span></text:p>
      <text:p text:style-name="P4"><text:span text:style-name="Source_20_Text"><text:span text:style-name="T10">ls -l /lib/modules/6.5.0-35-generic/</text:span></text:span></text:p>
      <text:p text:style-name="P4"><text:span text:style-name="Source_20_Text"><text:span text:style-name="T24">основные команды для управления модулями.</text:span></text:span></text:p>
      <text:list xml:id="list1171132838" text:style-name="L1">
        <text:list-item>
          <text:p text:style-name="P9"><text:span text:style-name="Strong_20_Emphasis"><text:span text:style-name="T23"><text:s/>Lsmod </text:span></text:span><text:span text:style-name="T22">- посмотреть загруженные модули</text:span></text:p>
        </text:list-item>
        <text:list-item>
          <text:p text:style-name="P9"><text:span text:style-name="Strong_20_Emphasis"><text:span text:style-name="T23"><text:s/>modinfo </text:span></text:span><text:span text:style-name="T22">- информация о модуле</text:span></text:p>
        </text:list-item>
        <text:list-item>
          <text:p text:style-name="P9"><text:span text:style-name="Strong_20_Emphasis"><text:span text:style-name="T23"><text:s/>insmod </text:span></text:span><text:span text:style-name="T22">- загрузить модуль</text:span></text:p>
        </text:list-item>
        <text:list-item>
          <text:p text:style-name="P9"><text:span text:style-name="Strong_20_Emphasis"><text:span text:style-name="T23"><text:s/>rmmod </text:span></text:span><text:span text:style-name="T22">- удалить модуль</text:span></text:p>
        </text:list-item>
      </text:list>
      <text:p text:style-name="P4"><text:span text:style-name="Source_20_Text"><text:span text:style-name="T3"/></text:span></text:p>
      <text:p text:style-name="P4"><text:span text:style-name="Source_20_Text"><text:span text:style-name="T14">Все модули</text:span></text:span></text:p>
      <text:p text:style-name="P4"><text:span text:style-name="Source_20_Text"><text:span text:style-name="T14">Такая задача возникает нечасто, но если вы хотите посмотреть все установленные модули ядра Linux в системе, делается очень просто. Все модули расположены в папке /lib/modules, а поэтому очень просто вычислить их все одной командой, или даже просто зайти в папку файловым менеджером и посмотреть.</text:span></text:span></text:p>
      <text:p text:style-name="P4"><text:span text:style-name="Source_20_Text"><text:span text:style-name="T14">В Ubuntu команда будет выглядеть вот так:</text:span></text:span></text:p>
      <text:p text:style-name="P4"><text:span text:style-name="Source_20_Text"><text:span text:style-name="T10">dpkg -S *.ko | grep /lib/modules</text:span></text:span></text:p>
      <text:p text:style-name="P5"><text:span text:style-name="Source_20_Text"><text:span text:style-name="T15">либо</text:span></text:span></text:p>
      <text:p text:style-name="P4"><text:span text:style-name="Source_20_Text"><text:span text:style-name="T25">find /lib/modules -name *.ko</text:span></text:span></text:p>
      <text:p text:style-name="P4"><text:span text:style-name="Source_20_Text"><text:span text:style-name="T14">Можем искать только для текущего ядра:</text:span></text:span></text:p>
      <text:p text:style-name="P4"><text:span text:style-name="Source_20_Text"><text:span text:style-name="T10">find /lib/modules/$(uname -r) -name *.ko</text:span></text:span></text:p>
      <text:p text:style-name="P4"><text:span text:style-name="Source_20_Text"><text:span text:style-name="T14">Также, все модули записаны в конфигурационном файле /lib/modules/modules.aliases, поэтому мы можем просто посмотреть его содержимое:</text:span></text:span></text:p>
      <text:p text:style-name="P4"><text:span text:style-name="Source_20_Text"><text:span text:style-name="T10">modprobe -c</text:span></text:span></text:p>
      <text:p text:style-name="P4"><text:span text:style-name="Source_20_Text"><text:span text:style-name="T14">Все информация о загруженных модулях хранится в файле /proc/modules, мы можем ее вывести командой:</text:span></text:span></text:p>
      <text:p text:style-name="P4"><text:span text:style-name="Source_20_Text"><text:span text:style-name="T14">cat /proc/modules</text:span></text:span></text:p>
      <text:p text:style-name="P4"><text:span text:style-name="Source_20_Text"><text:span text:style-name="T14">Но для этого дела есть более цивилизованные методы. Это утилита lsmod и modinfo. Чтобы посмотреть загруженные модули ядра linux выполните:</text:span></text:span></text:p>
      <text:p text:style-name="P4"><text:span text:style-name="Source_20_Text"><text:span text:style-name="T10">sudo lsmod</text:span></text:span></text:p>
      <text:p text:style-name="P4"><text:span text:style-name="Source_20_Text"><text:span text:style-name="T14">А более подробную информацию о каждом модуле можно получить с помощью утилиты modinfo:</text:span></text:span></text:p>
      <text:p text:style-name="P4"><text:span text:style-name="Source_20_Text"><text:span text:style-name="T10">modinfo fuse</text:span></text:span></text:p>
      <text:p text:style-name="P4"><text:span text:style-name="Source_20_Text"><text:span text:style-name="T14">Загрузить модуль ядра Linux можно с помощью команд modprobe или insmod. Например, загрузим модуль vboxdrv</text:span></text:span></text:p>
      <text:p text:style-name="P4"><text:span text:style-name="Source_20_Text"><text:span text:style-name="T10">sudo modprobe vboxdrv</text:span></text:span></text:p>
      <text:p text:style-name="P4"><text:soft-page-break/><text:span text:style-name="Source_20_Text"><text:span text:style-name="T14">Чтобы загрузить модуль ядра linux с помощью insmod необходимо передать адрес файла модуля:</text:span></text:span></text:p>
      <text:p text:style-name="P4"><text:span text:style-name="Source_20_Text"><text:span text:style-name="T10">sudo insmod /lib/modules/4.1.20-11-default/weak-updates/misc/vboxdrv.ko</text:span></text:span></text:p>
      <text:p text:style-name="P4"><text:span text:style-name="Source_20_Text"><text:span text:style-name="T14">Напоминаю, что его можно узнать с помощью команды modinfo. Запуск модуля ядра Linux предпочтительно выполнять с помощью modprobe, поскольку эта команда не только находит файл модуля в файловой системе, но и загружает все его зависимости.</text:span></text:span></text:p>
      <text:p text:style-name="P4"><text:span text:style-name="Source_20_Text"><text:span text:style-name="T14">Удаление модулей ядра</text:span></text:span></text:p>
      <text:p text:style-name="P4"><text:span text:style-name="Source_20_Text"><text:span text:style-name="T14">Здесь аналогично две команды - modprobe, позволяет удалить модуль если ей передать опцию -r, а также есть команда rmmod. Начнем с modprobe:</text:span></text:span></text:p>
      <text:p text:style-name="P4"><text:span text:style-name="Source_20_Text"><text:span text:style-name="T10">sudo modprobe -r vboxdrv</text:span></text:span></text:p>
      <text:p text:style-name="P4"><text:span text:style-name="Source_20_Text"><text:span text:style-name="T14">Другая команда в этом случае выглядит немного проще:</text:span></text:span></text:p>
      <text:p text:style-name="P4"><text:span text:style-name="Source_20_Text"><text:span text:style-name="T10">sudo rmmod vboxdrv</text:span></text:span></text:p>
      <text:p text:style-name="P4"><text:span text:style-name="Source_20_Text"><text:span text:style-name="T14">Блокирование загрузки модулей</text:span></text:span></text:p>
      <text:p text:style-name="P4"><text:span text:style-name="Source_20_Text"><text:span text:style-name="T14">Иногда, во время загрузки системы для используемых нами устройств, загружаются не те модули ядра Linux, они либо не поддерживают нужную функциональность либо конфликтуют с другими модулями. Ярким примером можно назвать загрузку драйвера b43 вместо brcmsmac для беспроводных адаптеров Broadcom. Чтобы решить эту проблему вы можете добавлять модули в черный список. Для этого достаточно добавить одну строчку в файл /etc/modprobe.d/blacklist.conf:</text:span></text:span></text:p>
      <text:p text:style-name="P4"><text:span text:style-name="Source_20_Text"><text:span text:style-name="T10">sudo vi /etc/modprobe.d/blacklist.conf </text:span></text:span></text:p>
      <text:p text:style-name="P4"><text:span text:style-name="Source_20_Text"><text:span text:style-name="T10">blacklist b43</text:span></text:span></text:p>
      <text:p text:style-name="P4"><text:span text:style-name="Source_20_Text"><text:span text:style-name="T14">Автозагрузка модулей</text:span></text:span></text:p>
      <text:p text:style-name="P4"><text:span text:style-name="Source_20_Text"><text:span text:style-name="T14">Кроме чёрного списка существует отдельный каталог, в котором можно настроить автоматическую загрузку модулей при старте системы. Это /etc/modules.load.d/. Этот каталог тоже содержит конфигурационные файлы с расширением *.conf, в которых перечислены все модули, которые надо загружать при старте системы. Для добавления своего модуля можно воспользоваться файлом /etc/modules.load.d/modules.conf. Например, добавим brcmsmac:</text:span></text:span></text:p>
      <text:p text:style-name="P4"><text:span text:style-name="Source_20_Text"><text:span text:style-name="T10">sudo vi /etc/modules.load.d/modules.conf</text:span></text:span></text:p>
      <text:p text:style-name="P4"><text:span text:style-name="Source_20_Text"><text:span text:style-name="T10">brcmsmac</text:span></text:span></text:p>
      <text:p text:style-name="Text_20_body"><text:a xlink:type="simple" xlink:href="https://habr.com/ru/articles/117654/" text:style-name="Internet_20_link" text:visited-style-name="Visited_20_Internet_20_Link"><text:span text:style-name="Source_20_Text">https://habr.com/ru/articles/117654/</text:span></text:a><text:span text:style-name="Source_20_Text"><text:span text:style-name="T21"> </text:span></text:span><text:span text:style-name="Source_20_Text"><text:span text:style-name="T9">Работаем с модулями ядра в Linux</text:span></text:span></text:p>
      <text:p text:style-name="P4"><text:span text:style-name="Source_20_Text"><text:span text:style-name="T14"/></text:span></text:p>
      <text:p text:style-name="P10"><text:span text:style-name="Source_20_Text"><text:span text:style-name="T12"/></text:span></text:p>
      <text:p text:style-name="P11"><text:bookmark text:name="Книга 206_1"/><text:span text:style-name="Source_20_Text"><text:span text:style-name="T12">Книга 206_1</text:span></text:span></text:p>
      <text:p text:style-name="P4"><text:span text:style-name="Source_20_Text"><text:span text:style-name="T14">git clone </text:span></text:span><text:a xlink:type="simple" xlink:href="https://github.com/PacktPublishing/Linux-Kernel-Programming.git" text:style-name="Internet_20_link" text:visited-style-name="Visited_20_Internet_20_Link"><text:span text:style-name="Source_20_Text"><text:span text:style-name="T14">https://github.com/PacktPublishing/Linux-Kernel-Programming.git</text:span></text:span></text:a></text:p>
      <text:p text:style-name="P4"><text:span text:style-name="Source_20_Text"><text:span text:style-name="T10">lsb_release -a 2&gt;/dev/null |grep Description <text:s text:c="2"/></text:span></text:span><text:span text:style-name="Source_20_Text"><text:span text:style-name="T7">Релиз Ubuntu</text:span></text:span></text:p>
      <text:p text:style-name="P4"><text:span text:style-name="Source_20_Text"><text:span text:style-name="T10">find /lib/modules/$(uname -r)/ -name "*.ko" | wc -l <text:s/></text:span></text:span><text:span text:style-name="Source_20_Text"><text:span text:style-name="T8">Число модулей</text:span></text:span></text:p>
      <text:p text:style-name="P4"><text:span text:style-name="Source_20_Text"><text:span text:style-name="T6"/></text:span></text:p>
      <text:p text:style-name="P4"><text:span text:style-name="Source_20_Text"><text:span text:style-name="T6"/></text:span></text:p>
      <text:p text:style-name="P4"><text:span text:style-name="Source_20_Text"><text:span text:style-name="T6"/></text:span></text:p>
      <text:p text:style-name="P4"><text:span text:style-name="Source_20_Text"><text:span text:style-name="T6"/></text:span></text:p>
      <text:p text:style-name="P4"><text:span text:style-name="Source_20_Text"><text:span text:style-name="T6"/></text:span></text:p>
      <text:p text:style-name="P4"><text:span text:style-name="Source_20_Text"><text:span text:style-name="T6"/></text:span></text:p>
      <text:p text:style-name="P4"><text:span text:style-name="Source_20_Text"><text:span text:style-name="T6"/></text:span></text:p>
      <text:p text:style-name="P4"><text:span text:style-name="Source_20_Text"><text:span text:style-name="T6"/></text:span></text:p>
      <text:p text:style-name="P4"><text:span text:style-name="Source_20_Text"><text:span text:style-name="T6"/></text:span></text:p>
      <text:p text:style-name="P4"><text:span text:style-name="Source_20_Text"><text:span text:style-name="T6"/></text:span></text:p>
      <text:p text:style-name="P4"><text:span text:style-name="Source_20_Text"><text:span text:style-name="T6"/></text:span></text:p>
      <text:p text:style-name="P4"><text:span text:style-name="Source_20_Text"><text:span text:style-name="T6"/></text:span></text:p>
      <text:p text:style-name="P4"><text:span text:style-name="Source_20_Text"><text:span text:style-name="T6"/></text:span></text:p>
      <text:p text:style-name="P4"><text:span text:style-name="Source_20_Text"><text:span text:style-name="T6"/></text:span></text:p>
      <text:p text:style-name="P4"><text:span text:style-name="Source_20_Text"><text:span text:style-name="T6"/></text:span></text:p>
      <text:p text:style-name="P4"><text:span text:style-name="Source_20_Text"><text:span text:style-name="T6"/></text:span></text:p>
      <text:p text:style-name="P4"><text:span text:style-name="Source_20_Text"><text:span text:style-name="T6"/></text:span></text:p>
      <text:p text:style-name="P4"><text:span text:style-name="Source_20_Text"><text:span text:style-name="T6"/></text:span></text:p>
      <text:p text:style-name="P12"><text:span text:style-name="Source_20_Text"><text:span text:style-name="T13"/></text:span></text:p>
      <text:p text:style-name="P13"><text:bookmark-start text:name="Померанц Ядро Linux  программирование  модулей"/><text:span text:style-name="Source_20_Text"><text:span text:style-name="T13">Померанц Ядро Linux <text:s/>программирование <text:s/>модулей</text:span></text:span><text:bookmark-end text:name="Померанц Ядро Linux  программирование  модулей"/></text:p>
      <text:p text:style-name="P15"><text:span text:style-name="Source_20_Text"><text:span text:style-name="T14">Модуль ядра не является независимой исполняемой программой. Это объектный файл, который будет связан <text:s/>с <text:s/>ядром во время работы. Поэтому модули ядра следует компилировать с флагом <text:s/></text:span></text:span><text:span text:style-name="Source_20_Text"><text:span text:style-name="T10">-с</text:span></text:span><text:span text:style-name="Source_20_Text"><text:span text:style-name="T14">.</text:span></text:span></text:p>
      <text:p text:style-name="P4"><text:span text:style-name="Source_20_Text"><text:span text:style-name="T14">Заметьте, что по мере выполнения действий в файле </text:span></text:span><text:span text:style-name="Source_20_Text"><text:span text:style-name="T10">/proc/modules</text:span></text:span><text:span text:style-name="Source_20_Text"><text:span text:style-name="T14"> <text:s/>появится <text:s/>запись <text:s/>о <text:s/>вашем <text:s/>модуле.</text:span></text:span></text:p>
      <text:p text:style-name="P4"><text:span text:style-name="Source_20_Text"><text:span text:style-name="T14">Есть два основных способа для взаимодействия модуля ядра с процессами. Один <text:s/>из <text:s/>них <text:s/>основан <text:s/>на <text:s/>использовании <text:s/>файлов устройств <text:s/>(файлы, которые находятся <text:s/>в <text:s/>каталоге <text:s/>/dev). <text:s/>Другой <text:s/>способ <text:s/>основан <text:s/>на <text:s/>использовании <text:s/>файловой <text:s/>системы <text:s/>proc.</text:span></text:span></text:p>
      <text:p text:style-name="P4"><text:span text:style-name="Source_20_Text"><text:span text:style-name="T14">Назначением <text:s/>файлов <text:s/>устройств <text:s/>является <text:s/>обеспечение <text:s/>связи <text:s/>процессов <text:s/>с <text:s/>драйверами <text:s/>устройств <text:s/>в <text:s/>составе <text:s/>ядра, <text:s/>а <text:s/>через <text:s/>них <text:s/>- <text:s/>установление <text:s/>связи <text:s/>с <text:s/>физическими <text:s/>устройствами <text:s/>(модемы, <text:s/>терминалы <text:s/>и т.д.). <text:s/>Достижение <text:s/>этой <text:s/>цели <text:s/>реализуется <text:s/>следующим <text:s/>образом. <text:s/>Каждому <text:s/>драйверу <text:s/>устройства, <text:s/>отвечающему <text:s/>за <text:s/>работу <text:s/>с <text:s/>определенным <text:s/>типом <text:s/>аппаратных <text:s/>устройств, <text:s/>назначается <text:s/>свой <text:s/>собственный <text:s/>старший <text:s/>(major) <text:s/>номер. <text:s/>Список <text:s/>драйверов <text:s/>и <text:s/>их <text:s/>старших номеров <text:s/>доступен <text:s/>для <text:s/>просмотра <text:s/>в <text:s/>/proc/devices. <text:s/>Каждому <text:s/>физическому <text:s/>устройству, <text:s/>которое <text:s/>управляется <text:s/>данным <text:s/>(одним <text:s/>и <text:s/>тем <text:s/>же) драйвером, <text:s/>назначается <text:s/>младший <text:s/>(minor) <text:s/>номер. <text:s/>В <text:s/>системе <text:s/>поддерживается <text:s/>каталог <text:s/>/dev <text:s/>для <text:s/>хранения <text:s/>имен <text:s/>специальных <text:s/>файлов, называемых <text:s/>файлами <text:s/>устройств. <text:s/>Каждый <text:s/>такой <text:s/>файл <text:s/>соотносится <text:s/>с некоторым <text:s/>устройством, <text:s/></text:span></text:span><text:span text:style-name="Source_20_Text"><text:span text:style-name="T10">независимо <text:s/>от <text:s/>того, <text:s/>инсталлировано <text:s/>оно или <text:s/>нет.</text:span></text:span></text:p>
      <text:p text:style-name="P4"><text:span text:style-name="Source_20_Text"><text:span text:style-name="T14">Устройства <text:s/>разделяются <text:s/>на <text:s/>два <text:s/>типа: <text:s/>символьные <text:s/>и <text:s/>блочные. Разница <text:s/>заключается <text:s/>в <text:s/>том, <text:s/>что <text:s/>блочные <text:s/>устройства <text:s/>имеют <text:s/>буфер для <text:s/>требований. <text:s/>Поэтому <text:s/>они <text:s/>в <text:s/>состоянии <text:s/>выбрать <text:s/>порядок <text:s/>обслуживания <text:s/>требований.</text:span></text:span></text:p>
      <text:p text:style-name="P4"><text:span text:style-name="Source_20_Text"><text:span text:style-name="T14">Большая <text:s/>часть <text:s/>из <text:s/>того, <text:s/>что <text:s/>находится <text:s/>в <text:s/>составе <text:s/>ядра, <text:s/>никогда <text:s/>не <text:s/>запускается <text:s/>по <text:s/>собственной <text:s/>инициативе <text:s/>(как <text:s/>это <text:s/>происходит <text:s/>с <text:s/>процессами). <text:s/>Запуск <text:s/>производится либо <text:s/>процессами <text:s/>с <text:s/>помощью <text:s/>системных <text:s/>вызовов, <text:s/>либо <text:s/>аппаратурой с <text:s/>помощью <text:s/>прерываний, <text:s/>либо <text:s/>другими <text:s/>частями <text:s/>ядра</text:span></text:span></text:p>
      <text:p text:style-name="P4"><text:span text:style-name="Source_20_Text"><text:span text:style-name="T14">Собственно <text:s/>драйвер <text:s/>устройства <text:s/>состоит <text:s/>из <text:s/>четырех </text:span></text:span><text:span text:style-name="Source_20_Text"><text:span text:style-name="T16">device</text:span></text:span><text:span text:style-name="Source_20_Text"><text:span text:style-name="T14">_&lt;ас</text:span></text:span><text:span text:style-name="Source_20_Text"><text:span text:style-name="T17">tion</text:span></text:span><text:span text:style-name="Source_20_Text"><text:span text:style-name="T14">&gt;-функций. <text:s/>Эти <text:s/>функции <text:s/>вызываются, <text:s/>когда <text:s/>кто-либо пытается <text:s/>выполнить <text:s/>некоторые <text:s/>действия <text:s/>с <text:s/>файлом <text:s/>устройства, <text:s/>который <text:s/>имеет <text:s/>наш <text:s/>старший <text:s/>номер. <text:s/>Обращение <text:s/>к <text:s/>функциям <text:s/>происходит <text:s/>через <text:s/>структуру <text:s/>file_operations <text:s/>Fops, <text:s/>которая <text:s/>создается <text:s/>при регистрации <text:s/>устройства <text:s/>и <text:s/>содержит <text:s/>в <text:s/>своем <text:s/>составе <text:s/>указатели <text:s/>на эти <text:s/>четыре <text:s/>функции.</text:span></text:span></text:p>
      <text:p text:style-name="P4"><text:span text:style-name="Source_20_Text"><text:span text:style-name="T14">Далее <text:s/>о <text:s/>чем <text:s/>необходимо <text:s/>помнить: <text:s/>нельзя <text:s/>выполнять <text:s/>команду rmmod <text:s/>в <text:s/>произвольные <text:s/>моменты <text:s/>времени. <text:s/>Причина <text:s/>заключается <text:s/>в следующем. <text:s/>Если <text:s/>файл <text:s/>устройства <text:s/>открыт <text:s/>процессом <text:s/>и <text:s/>потом <text:s/>модуль <text:s/>ядра <text:s/>удаляется, <text:s/>то <text:s/>при <text:s/>последующем <text:s/>использовании <text:s/>файла будет <text:s/>производиться <text:s/>обращение <text:s/>к <text:s/>области <text:s/>памяти, <text:s/>где <text:s/>должна <text:s/>находиться <text:s/>соответствующая <text:s/>функция</text:span></text:span></text:p>
      <text:p text:style-name="P4"><text:span text:style-name="Source_20_Text"><text:span text:style-name="T14">В <text:s/>составе <text:s/>Linux <text:s/>имеется <text:s/>дополнительный <text:s/>механизм, <text:s/>используемый <text:s/>ядром <text:s/>и <text:s/>модулями <text:s/>ядра <text:s/>для <text:s/>передачи <text:s/>информации <text:s/>процессам. Таким <text:s/>механизмом <text:s/>является <text:s/>файловая <text:s/>система <text:s/>/proc. <text:s/>Система <text:s/>изначально <text:s/>разработана <text:s/>для <text:s/>того, <text:s/>чтобы <text:s/>обеспечивать <text:s/>простой <text:s/>способ доступа <text:s/>к <text:s/>информации <text:s/>о <text:s/>процессах <text:s/>(отсюда <text:s/>и <text:s/>название <text:s/>системы <text:s/>- /proc). <text:s/>В <text:s/>настоящее <text:s/>время <text:s/>она <text:s/>используется <text:s/>каждой <text:s/>подсистемой <text:s/>ядра, которая <text:s/>предполагает <text:s/>выдачу <text:s/>некоторой <text:s/>информации. <text:s/>Так, /proc/modules <text:s/>может <text:s/>выдать <text:s/>список <text:s/>модулей, <text:s/>а <text:s/>/proc/meminfo <text:s/>- статистику <text:s/>использования <text:s/>памяти.</text:span></text:span></text:p>
      <text:p text:style-name="P16"><text:span text:style-name="Source_20_Text"><text:span text:style-name="T18">В <text:s/>ядре <text:s/>операции записи <text:s/>и <text:s/>чтения <text:s/>трактуются <text:s/>в <text:s/>обратном <text:s/>смысле. <text:s/>Когда <text:s/>речь <text:s/>идет <text:s/>об операции <text:s/>чтения, <text:s/>то <text:s/>предполагается, <text:s/>что <text:s/>чтение <text:s/>выполняет <text:s/>пользовательский <text:s/>процесс. <text:s/>Ядро <text:s/>при <text:s/>этом <text:s/>выводит <text:s/>для <text:s/>него <text:s/>информацию. И <text:s/>наоборот. <text:s/>Когда <text:s/>речь <text:s/>идет <text:s/>об <text:s/>операции <text:s/>записи, <text:s/>предполагается, что <text:s/>запись <text:s/>выполняет <text:s/>пользовательский <text:s/>процесс. <text:s/>Ядро <text:s/>при <text:s/>этом вводит <text:s/>информацию, <text:s/>передаваемую <text:s/>от <text:s/>процесса.</text:span></text:span></text:p>
      <text:p text:style-name="P16"><text:span text:style-name="Source_20_Text"><text:span text:style-name="T18">Для <text:s/>выполнения вывода <text:s/>процессу <text:s/>необходимо <text:s/>открыть <text:s/>файл <text:s/>устройства <text:s/>и <text:s/>далее <text:s/>записывать <text:s/>информацию <text:s/>в <text:s/>него <text:s/>(так, <text:s/>как <text:s/>это <text:s/>происходит <text:s/>при <text:s/>работе с <text:s/>обычным <text:s/>файлом). <text:s/></text:span></text:span></text:p>
      <text:p text:style-name="P16"><text:span text:style-name="Source_20_Text"><text:span text:style-name="T18">Каждое <text:s/>устройство <text:s/>может <text:s/>иметь <text:s/>свои <text:s/>собственные команды <text:s/>ioctl. <text:s/>С <text:s/>их <text:s/>помощью <text:s/>можно <text:s/>выполнять <text:s/>ioctl <text:s/>для <text:s/>чтения (послать <text:s/>информацию <text:s/>от <text:s/>процесса <text:s/>к <text:s/>ядру), <text:s/>для <text:s/>записи <text:s/>(получить информацию <text:s/>процессом) <text:s/>или <text:s/>для <text:s/>того <text:s/>и <text:s/>другого </text:span></text:span></text:p>
      <text:p text:style-name="P16"><text:span text:style-name="Source_20_Text"><text:span text:style-name="T18">Для <text:s/>получения <text:s/>дополнительной <text:s/>информации <text:s/>следует <text:s/>обратиться <text:s/>к <text:s/>"Documentation/ioctl-number.txt" </text:span></text:span><text:span text:style-name="Source_20_Text"><text:span text:style-name="T19">в исходнике ядра</text:span></text:span></text:p>
      <text:p text:style-name="P6"><text:span text:style-name="Source_20_Text"><text:span text:style-name="T20">KHADAS</text:span></text:span></text:p>
      <text:h text:style-name="P1" text:outline-level="3"><text:span text:style-name="Source_20_Text"><text:span text:style-name="T28">Build in Docker</text:span></text:span></text:h>
      <text:p text:style-name="P8"><text:span text:style-name="Source_20_Text"><text:span text:style-name="T27">$ sudo usermod -aG docker $USER <text:s/></text:span></text:span><text:span text:style-name="Source_20_Text"><text:span text:style-name="T26">(You need to logout or reboot the system to take effect.)</text:span></text:span></text:p>
      <text:p text:style-name="P3"><text:span text:style-name="Source_20_Text"><text:span text:style-name="T28"/></text:span></text:p>
      <text:h text:style-name="P2" text:outline-level="4"><text:bookmark text:name="build-fenix-in-docker"/><text:span text:style-name="Source_20_Text"><text:span text:style-name="T28">Build Fenix in Docker</text:span></text:span></text:h>
      <text:p text:style-name="Text_20_body">Get Docker image: </text:p>
      <text:p text:style-name="Preformatted_20_Text">$ cd ~/project/fenix</text:p>
      <text:p text:style-name="P7">$ docker pull numbqq/fenix:latest</text:p>
      <text:p text:style-name="Text_20_body">Build image in Docker: </text:p>
      <text:p text:style-name="Preformatted_20_Text">$ docker run -it --name fenix -v $(pwd):/home/khadas/fenix \</text:p>
      <text:p text:style-name="Preformatted_20_Text"><text:s text:c="13"/>-v /etc/localtime:/etc/localtime:ro \</text:p>
      <text:p text:style-name="Preformatted_20_Text"><text:s text:c="13"/>-v /etc/timezone:/etc/timezone:ro \</text:p>
      <text:p text:style-name="Preformatted_20_Text"><text:s text:c="13"/>-v $HOME/.ccache:/home/khadas/.ccache --privileged \</text:p>
      <text:p text:style-name="Preformatted_20_Text"><text:s text:c="13"/>--device=/dev/loop-control:/dev/loop-control \</text:p>
      <text:p text:style-name="Preformatted_20_Text"><text:s text:c="13"/>--device=/dev/loop0:/dev/loop0 --cap-add SYS_ADMIN \</text:p>
      <text:p text:style-name="P7"><text:s text:c="13"/>numbqq/fenix</text:p>
      <text:p text:style-name="P3"><text:span text:style-name="Source_20_Text"><text:span text:style-name="T28">Start your build from inside the Docker container. </text:span></text:span></text:p>
      <text:p text:style-name="Preformatted_20_Text">khadas@919cab43f66d:~/fenix$ source env/setenv.sh</text:p>
      <text:p text:style-name="P7">khadas@919cab43f66d:~/fenix$ make</text:p>
      <text:p text:style-name="Text_20_body">Restart the Docker container. </text:p>
      <text:p text:style-name="Preformatted_20_Text">$ docker start fenix</text:p>
      <text:p text:style-name="P7">$ docker exec -ti fenix bash</text:p>
      <text:p text:style-name="P3"><text:span text:style-name="Source_20_Text"><text:span text:style-name="T28"/></text:span></text:p>
      <text:p text:style-name="P3"><text:span text:style-name="Source_20_Text"><text:span text:style-name="T28"/></text:span></text:p>
      <text:p text:style-name="P3"><text:span text:style-name="Source_20_Text"><text:span text:style-name="T28"/></text:span></text:p>
      <text:p text:style-name="P3"><text:span text:style-name="Source_20_Text"><text:span text:style-name="T28"/></text:span></text:p>
      <text:p text:style-name="P3"><text:span text:style-name="Source_20_Text"><text:span text:style-name="T28"/></text:span></text:p>
      <text:p text:style-name="P3"><text:span text:style-name="Source_20_Text"><text:span text:style-name="T28"/></text:span></text:p>
      <text:p text:style-name="P3"><text:span text:style-name="Source_20_Text"><text:span text:style-name="T28"/></text:span></text:p>
      <text:p text:style-name="P3"><text:span text:style-name="Source_20_Text"><text:span text:style-name="T28"/></text:span></text:p>
      <text:p text:style-name="P3"><text:span text:style-name="Source_20_Text"><text:span text:style-name="T28"/></text:span></text:p>
      <text:p text:style-name="P3"><text:span text:style-name="Source_20_Text"><text:span text:style-name="T28"/></text:span></text:p>
      <text:p text:style-name="P3"><text:span text:style-name="Source_20_Text"><text:span text:style-name="T28"/></text:span></text:p>
      <text:p text:style-name="P3"><text:span text:style-name="Source_20_Text"><text:span text:style-name="T28"/></text:span></text:p>
      <text:p text:style-name="P3"><text:span text:style-name="Source_20_Text"><text:span text:style-name="T28"/></text:span></text:p>
      <text:p text:style-name="P3"><text:span text:style-name="Source_20_Text"><text:span text:style-name="T28"/></text:span></text:p>
      <text:p text:style-name="P3"><text:span text:style-name="Source_20_Text"><text:span text:style-name="T28"/></text:span></text:p>
      <text:p text:style-name="P3"><text:span text:style-name="Source_20_Text"><text:span text:style-name="T28"/></text:span></text:p>
      <text:p text:style-name="P3"><text:span text:style-name="Source_20_Text"><text:span text:style-name="T28"/></text:span></text:p>
      <text:p text:style-name="P3"><text:span text:style-name="Source_20_Text"><text:span text:style-name="T28"/></text:span></text:p>
      <text:p text:style-name="P3"><text:span text:style-name="Source_20_Text"><text:span text:style-name="T28"/></text:span></text:p>
      <text:p text:style-name="P3"><text:span text:style-name="Source_20_Text"><text:span text:style-name="T28"/></text:span></text:p>
      <text:p text:style-name="P3"><text:span text:style-name="Source_20_Text"><text:span text:style-name="T28"/></text:span></text:p>
      <text:p text:style-name="P3"><text:span text:style-name="Source_20_Text"><text:span text:style-name="T28"/></text:span></text:p>
      <text:p text:style-name="P3"><text:span text:style-name="Source_20_Text"><text:span text:style-name="T28"/></text:span></text:p>
      <text:p text:style-name="P3"><text:span text:style-name="Source_20_Text"><text:span text:style-name="T28"/></text:span></text:p>
      <text:p text:style-name="P3"><text:span text:style-name="Source_20_Text"><text:span text:style-name="T28"/></text:span></text:p>
      <text:p text:style-name="P3"><text:span text:style-name="Source_20_Text"><text:span text:style-name="T28"/></text:span></text:p>
      <text:p text:style-name="P3"><text:span text:style-name="Source_20_Text"><text:span text:style-name="T28"/></text:span></text:p>
      <text:p text:style-name="P3"><text:span text:style-name="Source_20_Text"><text:span text:style-name="T28"/></text:span></text:p>
      <text:p text:style-name="P3"><text:span text:style-name="Source_20_Text"><text:span text:style-name="T28"/></text:span></text:p>
      <text:p text:style-name="P3"><text:soft-page-break/><text:span text:style-name="Source_20_Text"><text:span text:style-name="T28"/></text:span></text:p>
      <text:p text:style-name="P3"><text:span text:style-name="Source_20_Text"><text:span text:style-name="T28"/></text:span></text:p>
      <text:p text:style-name="P3"><text:span text:style-name="Source_20_Text"><text:span text:style-name="T28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4827in" style:type="center"/>
          <style:tab-stop style:position="14.965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4827in" style:type="center"/>
          <style:tab-stop style:position="14.9654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15in" fo:margin-bottom="0.1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3:09:39.087772925</meta:creation-date>
    <meta:generator>LibreOffice/7.3.7.2$Linux_X86_64 LibreOffice_project/30$Build-2</meta:generator>
    <dc:date>2024-10-11T13:49:08.248993098</dc:date>
    <meta:editing-duration>PT23H24M27S</meta:editing-duration>
    <meta:editing-cycles>198</meta:editing-cycles>
    <meta:document-statistic meta:table-count="0" meta:image-count="0" meta:object-count="0" meta:page-count="6" meta:paragraph-count="90" meta:word-count="1165" meta:character-count="9545" meta:non-whitespace-character-count="7958"/>
  </office:meta>
</office:document-meta>
</file>